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NameType.BundleNameType(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NameType.bundlesSupported( AnnotationInstance [ ] parentAnnotations , MemberDeclaration classMemb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undleName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